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Khmer OS" svg:font-family="'Khmer OS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Khmer OS" fo:font-size="18pt" style:text-underline-style="solid" style:text-underline-width="auto" style:text-underline-color="font-color" fo:font-weight="bold" officeooo:rsid="0014fa0f" officeooo:paragraph-rsid="0014fa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njaliOldLipi" fo:font-size="14pt" style:text-underline-style="solid" style:text-underline-width="auto" style:text-underline-color="font-color" fo:font-weight="normal" officeooo:rsid="0017876c" officeooo:paragraph-rsid="0017876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njaliOldLipi" fo:font-size="14pt" style:text-underline-style="solid" style:text-underline-width="auto" style:text-underline-color="font-color" fo:font-weight="normal" officeooo:rsid="0017876c" officeooo:paragraph-rsid="00178aa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njaliOldLipi" fo:font-size="14pt" style:text-underline-style="solid" style:text-underline-width="auto" style:text-underline-color="font-color" fo:font-weight="normal" officeooo:rsid="00195763" officeooo:paragraph-rsid="0019576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njaliOldLipi" fo:font-size="14pt" style:text-underline-style="solid" style:text-underline-width="auto" style:text-underline-color="font-color" fo:font-weight="normal" officeooo:rsid="001974d3" officeooo:paragraph-rsid="001974d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njaliOldLipi" fo:font-size="14pt" style:text-underline-style="solid" style:text-underline-width="auto" style:text-underline-color="font-color" fo:font-weight="normal" officeooo:rsid="001b6da3" officeooo:paragraph-rsid="001b6da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6aa93" officeooo:paragraph-rsid="0016aa9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210f35" officeooo:paragraph-rsid="00210f3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7876c" officeooo:paragraph-rsid="0017876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7876c" officeooo:paragraph-rsid="0019576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78aa4" officeooo:paragraph-rsid="00178aa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95763" officeooo:paragraph-rsid="0019576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974d3" officeooo:paragraph-rsid="001974d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1b6da3" officeooo:paragraph-rsid="001b6da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252377" officeooo:paragraph-rsid="0025237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normal" officeooo:rsid="0040908b" officeooo:paragraph-rsid="0040908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njaliOldLipi" fo:font-size="14pt" style:text-underline-style="none" fo:font-weight="bold" officeooo:rsid="00210f35" officeooo:paragraph-rsid="00210f3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solid" style:text-underline-width="auto" style:text-underline-color="font-color" fo:font-weight="normal" officeooo:rsid="001b6da3" officeooo:paragraph-rsid="001b6da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solid" style:text-underline-width="auto" style:text-underline-color="font-color" fo:font-weight="normal" officeooo:rsid="001d8c87" officeooo:paragraph-rsid="001d8c8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normal" officeooo:rsid="001b6da3" officeooo:paragraph-rsid="001b6da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normal" officeooo:rsid="001b94d6" officeooo:paragraph-rsid="001b94d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normal" officeooo:rsid="001d8c87" officeooo:paragraph-rsid="001d8c8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normal" officeooo:rsid="0040072d" officeooo:paragraph-rsid="0040072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bold" officeooo:rsid="001d8c87" officeooo:paragraph-rsid="001d8c87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bold" officeooo:rsid="00210f35" officeooo:paragraph-rsid="00210f35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bold" officeooo:rsid="00252377" officeooo:paragraph-rsid="00252377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346ae" officeooo:paragraph-rsid="002346a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52377" officeooo:paragraph-rsid="0025237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58221" officeooo:paragraph-rsid="0025822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6cd91" officeooo:paragraph-rsid="0026cd9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28285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2b7d0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2d770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30519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322cf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8285f" officeooo:paragraph-rsid="00334b1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9814f" officeooo:paragraph-rsid="0029814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b9a93" officeooo:paragraph-rsid="002b9a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2d149a" officeooo:paragraph-rsid="002d149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322cf7" officeooo:paragraph-rsid="00322cf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style:text-underline-style="none" fo:font-weight="normal" officeooo:rsid="00334b14" officeooo:paragraph-rsid="00334b1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b7d01" officeooo:paragraph-rsid="002b7d0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b9a93" officeooo:paragraph-rsid="002b7d0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d149a" officeooo:paragraph-rsid="002d149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d149a" officeooo:paragraph-rsid="002b7d0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d770a" officeooo:paragraph-rsid="002b7d0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d770a" officeooo:paragraph-rsid="002d770a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2pt" fo:font-style="normal" style:text-underline-style="none" fo:font-weight="normal" officeooo:rsid="002f4fae" officeooo:paragraph-rsid="002d770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line-through-style="solid" style:text-line-through-type="single" style:font-name="AnjaliOldLipi" fo:font-size="14pt" style:text-underline-style="none" fo:font-weight="bold" officeooo:rsid="001d8c87" officeooo:paragraph-rsid="001d8c87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1d8c87"/>
    </style:style>
    <style:style style:name="P51" style:family="paragraph" style:parent-style-name="Standard">
      <style:paragraph-properties fo:text-align="justify" style:justify-single-word="false"/>
      <style:text-properties officeooo:paragraph-rsid="00258221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font-name="AnjaliOldLipi" fo:font-size="14pt" style:text-underline-style="none" fo:font-weight="normal" officeooo:rsid="0040072d" officeooo:paragraph-rsid="0040072d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8aa4"/>
    </style:style>
    <style:style style:name="T3" style:family="text">
      <style:text-properties style:text-underline-style="none" officeooo:rsid="0017876c"/>
    </style:style>
    <style:style style:name="T4" style:family="text">
      <style:text-properties style:text-underline-style="none" officeooo:rsid="001b6da3"/>
    </style:style>
    <style:style style:name="T5" style:family="text">
      <style:text-properties style:text-underline-style="none" officeooo:rsid="001ef975"/>
    </style:style>
    <style:style style:name="T6" style:family="text">
      <style:text-properties style:text-underline-style="none" officeooo:rsid="0020a74a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line-through-style="solid" style:text-line-through-type="single" fo:font-style="normal" officeooo:rsid="002b9a93" style:font-style-asian="normal" style:font-style-complex="normal"/>
    </style:style>
    <style:style style:name="T9" style:family="text">
      <style:text-properties style:text-line-through-style="none" style:text-line-through-type="none" style:text-underline-style="none"/>
    </style:style>
    <style:style style:name="T10" style:family="text">
      <style:text-properties style:text-line-through-style="none" style:text-line-through-type="none" style:font-name="AnjaliOldLipi" fo:font-size="14pt" style:text-underline-style="none" fo:font-weight="normal" officeooo:rsid="001d8c87" style:font-size-asian="12.25pt" style:font-weight-asian="normal" style:font-size-complex="14pt" style:font-weight-complex="normal"/>
    </style:style>
    <style:style style:name="T11" style:family="text">
      <style:text-properties style:text-line-through-style="none" style:text-line-through-type="none" style:font-name="AnjaliOldLipi" fo:font-size="14pt" style:text-underline-style="none" fo:font-weight="normal" officeooo:rsid="0023930a" style:font-size-asian="12.25pt" style:font-weight-asian="normal" style:font-size-complex="14pt" style:font-weight-complex="normal"/>
    </style:style>
    <style:style style:name="T12" style:family="text">
      <style:text-properties style:text-line-through-style="none" style:text-line-through-type="none" style:font-name="AnjaliOldLipi" fo:font-size="14pt" style:text-underline-style="none" fo:font-weight="normal" officeooo:rsid="0036df6d" style:font-size-asian="12.25pt" style:font-weight-asian="normal" style:font-size-complex="14pt" style:font-weight-complex="normal"/>
    </style:style>
    <style:style style:name="T13" style:family="text">
      <style:text-properties style:text-line-through-style="none" style:text-line-through-type="none" style:font-name="AnjaliOldLipi" fo:font-size="12pt" style:text-underline-style="none" fo:font-weight="normal" officeooo:rsid="00258221" style:font-size-asian="10.5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AnjaliOldLipi" fo:font-size="12pt" style:text-underline-style="none" fo:font-weight="normal" officeooo:rsid="0038b29c" style:font-size-asian="10.5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4pt" style:text-underline-style="none" fo:font-weight="normal" officeooo:rsid="0023930a" style:font-size-asian="12.25pt" style:font-weight-asian="normal" style:font-size-complex="14pt" style:font-weight-complex="normal"/>
    </style:style>
    <style:style style:name="T16" style:family="text">
      <style:text-properties style:text-position="super 58%" style:text-underline-style="none" officeooo:rsid="001ef975"/>
    </style:style>
    <style:style style:name="T17" style:family="text">
      <style:text-properties officeooo:rsid="0023930a"/>
    </style:style>
    <style:style style:name="T18" style:family="text">
      <style:text-properties officeooo:rsid="00258221"/>
    </style:style>
    <style:style style:name="T19" style:family="text">
      <style:text-properties officeooo:rsid="00291350"/>
    </style:style>
    <style:style style:name="T20" style:family="text">
      <style:text-properties officeooo:rsid="0029814f"/>
    </style:style>
    <style:style style:name="T21" style:family="text">
      <style:text-properties officeooo:rsid="002b7d01"/>
    </style:style>
    <style:style style:name="T22" style:family="text">
      <style:text-properties fo:font-style="italic" officeooo:rsid="002b7d01" style:font-style-asian="italic" style:font-style-complex="italic"/>
    </style:style>
    <style:style style:name="T23" style:family="text">
      <style:text-properties fo:font-style="italic" officeooo:rsid="002b9a93" style:font-style-asian="italic" style:font-style-complex="italic"/>
    </style:style>
    <style:style style:name="T24" style:family="text">
      <style:text-properties fo:font-style="italic" officeooo:rsid="00351b6b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b7d01" style:font-style-asian="normal" style:font-style-complex="normal"/>
    </style:style>
    <style:style style:name="T27" style:family="text">
      <style:text-properties fo:font-style="normal" officeooo:rsid="002b9a93" style:font-style-asian="normal" style:font-style-complex="normal"/>
    </style:style>
    <style:style style:name="T28" style:family="text">
      <style:text-properties fo:font-style="normal" officeooo:rsid="002d149a" style:font-style-asian="normal" style:font-style-complex="normal"/>
    </style:style>
    <style:style style:name="T29" style:family="text">
      <style:text-properties fo:font-style="normal" officeooo:rsid="002d770a" style:font-style-asian="normal" style:font-style-complex="normal"/>
    </style:style>
    <style:style style:name="T30" style:family="text">
      <style:text-properties fo:font-style="normal" officeooo:rsid="002f4fae" style:font-style-asian="normal" style:font-style-complex="normal"/>
    </style:style>
    <style:style style:name="T31" style:family="text">
      <style:text-properties officeooo:rsid="0030519c"/>
    </style:style>
    <style:style style:name="T32" style:family="text">
      <style:text-properties officeooo:rsid="0031f3b1"/>
    </style:style>
    <style:style style:name="T33" style:family="text">
      <style:text-properties officeooo:rsid="00322cf7"/>
    </style:style>
    <style:style style:name="T34" style:family="text">
      <style:text-properties officeooo:rsid="00351b6b"/>
    </style:style>
    <style:style style:name="T35" style:family="text">
      <style:text-properties officeooo:rsid="0036df6d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style:font-name="AnjaliOldLipi" fo:language="en" fo:country="US"/>
    </style:style>
    <style:style style:name="T38" style:family="text">
      <style:text-properties officeooo:rsid="003a787f"/>
    </style:style>
    <style:style style:name="T39" style:family="text">
      <style:text-properties officeooo:rsid="003c30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-1 --&gt; Linux and GIT<text:span text:style-name="T1"> :</text:span></text:p>
      <text:p text:style-name="P15">GIT : </text:p>
      <text:p text:style-name="P7"/>
      <text:p text:style-name="P17">Morning Session :</text:p>
      <text:p text:style-name="P17">-------------------------</text:p>
      <text:p text:style-name="P8"/>
      <text:p text:style-name="P7">To oragnize the versions we need version control</text:p>
      <text:p text:style-name="P7"/>
      <text:p text:style-name="P7">GIT is a Version Control Server Software.</text:p>
      <text:p text:style-name="P7"/>
      <text:p text:style-name="P7">Linus Trovald Invented Linux and GIT</text:p>
      <text:p text:style-name="P7"/>
      <text:p text:style-name="P9">Staging Area – is an area where the GIT chnages are kept before comiting it.</text:p>
      <text:p text:style-name="P9"/>
      <text:p text:style-name="P9"/>
      <text:p text:style-name="P9">To Configure GIT :</text:p>
      <text:p text:style-name="P2"><text:span text:style-name="T1">git config –-</text:span><text:span text:style-name="T2">l</text:span><text:span text:style-name="T1">ist</text:span></text:p>
      <text:p text:style-name="P3"><text:span text:style-name="T1">git config –-global user.email “”</text:span><text:span text:style-name="T2">(Similarly do it doer <text:s/>email, <text:s/>name, <text:s/>etc)</text:span></text:p>
      <text:p text:style-name="P11"/>
      <text:p text:style-name="P11"/>
      <text:p text:style-name="P16">got to file &gt; open that file in termianl,</text:p>
      <text:p text:style-name="P16">then in terminbal type,</text:p>
      <text:p text:style-name="P16">git init</text:p>
      <text:p text:style-name="P9">git status</text:p>
      <text:p text:style-name="P9">git add . (To add all) files/folders and subfolders/ git add file1 (To add specific file)</text:p>
      <text:p text:style-name="P9">git commit -m “Some message”</text:p>
      <text:p text:style-name="P11">git log – gives us the Hashs of all commits and give a detailed log of that commit</text:p>
      <text:p text:style-name="P11"/>
      <text:p text:style-name="P12">Head <text:s/>- &gt; It is where the last comit is</text:p>
      <text:p text:style-name="P10">Master – The default branch</text:p>
      <text:p text:style-name="P4"><text:span text:style-name="T3">** </text:span><text:span text:style-name="T1">Working on more than 1 brach is recommended.<text:tab/></text:span></text:p>
      <text:p text:style-name="P12"/>
      <text:p text:style-name="P5"><text:span text:style-name="T1">To create a new Branch </text:span><text:span text:style-name="T4">EX: new Branch name bug1-fix</text:span></text:p>
      <text:p text:style-name="P13"><text:tab/>git branch bug1-fix</text:p>
      <text:p text:style-name="P13"><text:tab/>git branch(To check the branches)</text:p>
      <text:p text:style-name="P13"><text:tab/>git checkout bug1-fix (To make the new branch as as branch)</text:p>
      <text:p text:style-name="P13"><text:soft-page-break/><text:tab/>git branch</text:p>
      <text:p text:style-name="P13"/>
      <text:p text:style-name="P14">After comiting the changes in new brach and if they are OK, The to merge the new brach with old branch</text:p>
      <text:p text:style-name="P6"><text:span text:style-name="T5"><text:tab/>git <text:s/>checkout master, (1</text:span><text:span text:style-name="T16">st</text:span><text:span text:style-name="T5"> come to the branch, to which u wanna merge)</text:span></text:p>
      <text:p text:style-name="P14"><text:tab/>git merge bug-fix1 (The commits in new branch will be commited on old branch)</text:p>
      <text:p text:style-name="P14"/>
      <text:p text:style-name="P6"><text:span text:style-name="T1">To de</text:span><text:span text:style-name="T9">lete new branch </text:span></text:p>
      <text:p text:style-name="P18"><text:span text:style-name="T1"><text:tab/>git <text:s/></text:span><text:span text:style-name="T5">branch -</text:span><text:span text:style-name="T1">d bug1-fix</text:span></text:p>
      <text:p text:style-name="P20"/>
      <text:p text:style-name="P18"><text:span text:style-name="T7">To Share the Codes in a team</text:span><text:span text:style-name="T1">, we need repository in server</text:span></text:p>
      <text:p text:style-name="P20">Some of them are : GitHub, GitLab etc. Using these a lead can share the repository to thee team, where they can use the git to share the codes.</text:p>
      <text:p text:style-name="P20"/>
      <text:p text:style-name="P21">In linux in termianl in a directory write touch filename to create an empty file</text:p>
      <text:p text:style-name="P22"/>
      <text:p text:style-name="P22">git branch –-all <text:s/>-&gt; to view all the branches</text:p>
      <text:p text:style-name="P22"><text:tab/></text:p>
      <text:p text:style-name="P22"><text:tab/>Create<text:span text:style-name="T17"> A R</text:span><text:span text:style-name="T35">epository</text:span><text:span text:style-name="T17"> </text:span><text:span text:style-name="T35">inGitLab</text:span><text:span text:style-name="T17">/</text:span><text:span text:style-name="T35">GitHub</text:span><text:span text:style-name="T17">,</text:span></text:p>
      <text:p text:style-name="Standard"><text:span text:style-name="T10"><text:tab/>For</text:span><text:span text:style-name="T11"> Linking </text:span><text:span text:style-name="T12">them use</text:span><text:span text:style-name="T11"> : </text:span><text:span text:style-name="Source_20_Text"><text:span text:style-name="T15">git remote add origin &lt;REMOTE_URL&gt;</text:span></text:span></text:p>
      <text:p text:style-name="P50"><text:span text:style-name="Source_20_Text"><text:span text:style-name="T15"/></text:span></text:p>
      <text:p text:style-name="P22"><text:tab/><text:tab/><text:span text:style-name="T35">Anyone we can use</text:span></text:p>
      <text:p text:style-name="P22"><text:tab/></text:p>
      <text:p text:style-name="P19"><text:span text:style-name="T1"><text:tab/></text:span><text:span text:style-name="T6">git clone link(copied from clone in gitlabs)</text:span></text:p>
      <text:p text:style-name="P22"/>
      <text:p text:style-name="P22"><text:tab/>git push/git push origin master -&gt; to comit the remote repository with the master , if master is ahead of remote</text:p>
      <text:p text:style-name="P22"><text:tab/>git pull/ git pull origin master -&gt; to merge the default branch with that of remore branch, if default branch ‘s commiti behind</text:p>
      <text:p text:style-name="P22"/>
      <text:p text:style-name="P22">if we want to commit 2 commits -&gt;</text:p>
      <text:p text:style-name="P22"><text:tab/>git diff previous commit’s hash new commit’s hash</text:p>
      <text:p text:style-name="P22"><text:tab/>(Mostly used if any new commit has bugs, then we can see the differences and check for bugs in the newly added ones))</text:p>
      <text:p text:style-name="P22"/>
      <text:p text:style-name="P23">If we want to ignore IDE files and other un required files to be added in GIT repository we can use .gitignore file.</text:p>
      <text:p text:style-name="P23"/>
      <text:p text:style-name="P23"><text:soft-page-break/>git --version</text:p>
      <text:p text:style-name="Standard">git status</text:p>
      <text:p text:style-name="Standard">git add file_name</text:p>
      <text:p text:style-name="Standard"/>
      <text:p text:style-name="Standard">git add . (all files added)</text:p>
      <text:p text:style-name="Standard">git status</text:p>
      <text:p text:style-name="Standard">git commit -m "messege"</text:p>
      <text:p text:style-name="Standard"/>
      <text:p text:style-name="Standard">copy from git (url)</text:p>
      <text:p text:style-name="Standard"/>
      <text:p text:style-name="Standard">git status</text:p>
      <text:p text:style-name="Standard"/>
      <text:p text:style-name="Standard">git cofig --global user.name "your name"</text:p>
      <text:p text:style-name="Standard">git config --global user.email "your email"</text:p>
      <text:p text:style-name="Standard">git config --list</text:p>
      <text:p text:style-name="Standard"/>
      <text:p text:style-name="Standard">git push -u origin master</text:p>
      <text:p text:style-name="Standard"/>
      <text:p text:style-name="Standard">git push -u origin main</text:p>
      <text:p text:style-name="Standard"/>
      <text:p text:style-name="Standard"><text:a xlink:type="simple" xlink:href="https://del.globallogic.com/gitlab" office:target-frame-name="_blank" xlink:show="new" text:style-name="Internet_20_link" text:visited-style-name="Visited_20_Internet_20_Link">https://del.globallogic.com/gitlab</text:a></text:p>
      <text:p text:style-name="Standard"/>
      <text:p text:style-name="Standard"><text:a xlink:type="simple" xlink:href="https://del.globallogic.com/gitlab" office:target-frame-name="_blank" xlink:show="new" text:style-name="Internet_20_link" text:visited-style-name="Visited_20_Internet_20_Link">https://del.globallogic.com/gitlab</text:a></text:p>
      <text:p text:style-name="Standard"/>
      <text:p text:style-name="P23"/>
      <text:p text:style-name="P24">-------------------------------------------------------------------------------------------------------</text:p>
      <text:p text:style-name="P49"/>
      <text:p text:style-name="P17">Afternoon Session :</text:p>
      <text:p text:style-name="P25">---------------------------</text:p>
      <text:p text:style-name="P49"/>
      <text:p text:style-name="P27">To use a project which is readonly access, where u cannot commit it, you can open the project and select fork, So that a new repository will be coe, in which we can commit.</text:p>
      <text:p text:style-name="P27"/>
      <text:p text:style-name="P27"/>
      <text:p text:style-name="P26">Linux :</text:p>
      <text:p text:style-name="P26">------------</text:p>
      <text:p text:style-name="P29">For any OS ,</text:p>
      <text:p text:style-name="P29"/>
      <text:p text:style-name="P28">Kernel : It’s a part of Hardware, which has/<text:span text:style-name="T18">does</text:span> drivers, memory management, file system, task scheduling, <text:span text:style-name="T18">Bootloader, Network Layer. It has a big responsibility.</text:span></text:p>
      <text:p text:style-name="P28"/>
      <text:p text:style-name="P29">Boot Loader : Is a very small program and in general it’s there in the 0 sector, created in the disk. </text:p>
      <text:p text:style-name="P29"/>
      <text:p text:style-name="P51"><text:span text:style-name="T13">OS : </text:span><text:span text:style-name="T14">S</text:span><text:span text:style-name="T36">oftware that controls the operation of a computer and directs the processing of programs </text:span></text:p>
      <text:p text:style-name="P29"/>
      <text:p text:style-name="P51"><text:soft-page-break/><text:span text:style-name="T13">Application Layer : </text:span><text:span text:style-name="T37">It ensures an application can effectively communicate with other applications on different computer systems and networks. The application layer is not an application.</text:span></text:p>
      <text:p text:style-name="P29"/>
      <text:p text:style-name="P29">GUI/Shell : Give commands that OS should execute.</text:p>
      <text:p text:style-name="P29"/>
      <text:p text:style-name="P29">LINUX : <text:s/>Invented by Linus Trovalid, It;s’s similar to Unix but not Unix(It’s different)</text:p>
      <text:p text:style-name="P29"><text:tab/> <text:s text:c="2"/>Unix was not an Open source, so people looked for it’s alternatives.</text:p>
      <text:p text:style-name="P29"><text:tab/> <text:s text:c="2"/>Linux closely followed Minix</text:p>
      <text:p text:style-name="P29"/>
      <text:p text:style-name="P29">File System in Linux is Hierarchial in nature and the Top directory is root.</text:p>
      <text:p text:style-name="P30"/>
      <text:p text:style-name="P30">Swap -&gt; if we want to expand RAM, instead of changing the ram physically, Linux lets <text:span text:style-name="T38">us </text:span>use a certain memory of ROM, to be used as RAM</text:p>
      <text:p text:style-name="P30"/>
      <text:p text:style-name="P31">In Linux a File is a File, But Directory is also a file(A Special Type of File)</text:p>
      <text:p text:style-name="P31"/>
      <text:p text:style-name="P31">Bash :</text:p>
      <text:p text:style-name="P31"><text:tab/>df – disk usage</text:p>
      <text:p text:style-name="P31"/>
      <text:p text:style-name="P31"><text:tab/>free – free space <text:span text:style-name="T39">in RAM </text:span>(free -m) to see it mb</text:p>
      <text:p text:style-name="P31"/>
      <text:p text:style-name="P31"><text:tab/>ls – listing</text:p>
      <text:p text:style-name="P31"/>
      <text:p text:style-name="P31"><text:tab/>ls -l <text:s/>- long listing(Details of listed files)</text:p>
      <text:p text:style-name="P31"/>
      <text:p text:style-name="P31"><text:tab/>ls -lt – long listing in the decending order of modiciation time.</text:p>
      <text:p text:style-name="P31"/>
      <text:p text:style-name="P31"><text:tab/><text:span text:style-name="T19">Ls -a (Shows the hidden files)[Hidden Files in LINUX are those files, that starts with . Ex: .git]</text:span></text:p>
      <text:p text:style-name="P31"/>
      <text:p text:style-name="P37"><text:tab/>wc – gives count</text:p>
      <text:p text:style-name="P37"/>
      <text:p text:style-name="P31"><text:tab/><text:span text:style-name="T20">ls -l | wc – Count the number of lines that ls -s will propvide</text:span></text:p>
      <text:p text:style-name="P31"/>
      <text:p text:style-name="P31"><text:tab/><text:span text:style-name="T20">| -&gt; this is called piping (Output of comand left of | will be givewn to the command after | )</text:span></text:p>
      <text:p text:style-name="P31"/>
      <text:p text:style-name="P31"><text:tab/><text:span text:style-name="T20">cat page1 -&gt; To read the contents in a file{Here Page1 is the file}</text:span></text:p>
      <text:p text:style-name="P31"/>
      <text:p text:style-name="P31"><text:tab/><text:span text:style-name="T20">ls -l &gt;&gt; list.log (</text:span><text:span text:style-name="T21">Using &gt;&gt; </text:span><text:span text:style-name="T20">You’ll send the output of ls -l to the list.log file)</text:span></text:p>
      <text:p text:style-name="P31"/>
      <text:p text:style-name="P31"><text:tab/><text:span text:style-name="T20">cat page1 &gt;&gt; pae1-copy (Same as above)</text:span></text:p>
      <text:p text:style-name="P31"/>
      <text:p text:style-name="P38"/>
      <text:p text:style-name="P32"><text:soft-page-break/><text:tab/><text:span text:style-name="T21">cp page1 </text:span><text:span text:style-name="T22">home/</text:span><text:span text:style-name="T26">vineet/Desktop/ (You’ll copy the file in reeq directory)</text:span></text:p>
      <text:p text:style-name="P42"/>
      <text:p text:style-name="P42"><text:tab/>cp -R dir1 home/vineet/Desktop/ (We can copy Folder/Directory) [Here dir1 is the folder name in the directory in whichg the terminal is in]</text:p>
      <text:p text:style-name="P42"/>
      <text:p text:style-name="P32"><text:span text:style-name="T26"><text:tab/></text:span><text:span text:style-name="T27">mv – Used for Rename a file and Move the file from one place to another use it.</text:span></text:p>
      <text:p text:style-name="P32"><text:span text:style-name="T27"><text:tab/><text:tab/>mv list.log </text:span><text:span text:style-name="T23">home</text:span><text:span text:style-name="T27">vineeth/Desktop/ -&gt; List.log file will be moved to Desktop.</text:span></text:p>
      <text:p text:style-name="P32"><text:span text:style-name="T27"><text:tab/><text:tab/>mv page1 page-one (mv oldName newName) &gt; File name will be changed to</text:span><text:span text:style-name="T8"> </text:span><text:span text:style-name="T27">pageone</text:span></text:p>
      <text:p text:style-name="P43"/>
      <text:p text:style-name="P43"><text:tab/>cat page-one | grep -i samsung -&gt; In the File It’ll search for samsung and and displayes it.</text:p>
      <text:p text:style-name="P43"><text:tab/><text:tab/>Grep -&gt; searching command and i -&gt; ignoes case </text:p>
      <text:p text:style-name="P43"><text:tab/><text:tab/>“” use samusng in double quotes if the word came in more than one line.</text:p>
      <text:p text:style-name="P43"/>
      <text:p text:style-name="P32"><text:span text:style-name="T27"><text:tab/>To search recursively in a directory</text:span><text:span text:style-name="T28">(In multiple files/folders)</text:span><text:span text:style-name="T27"> </text:span></text:p>
      <text:p text:style-name="P43"><text:tab/><text:tab/>grep -iR samsung . (Or) grep -iR “samsung” .</text:p>
      <text:p text:style-name="P43"/>
      <text:p text:style-name="P39"><text:span text:style-name="T27">I</text:span><text:span text:style-name="T25">n Linux Admin is known as Super User.(i.e root)</text:span></text:p>
      <text:p text:style-name="P44">Root (/) directory is different from root admin</text:p>
      <text:p text:style-name="P44"/>
      <text:p text:style-name="P44"><text:tab/>To check the ports we use Netstat</text:p>
      <text:p text:style-name="P44"><text:tab/><text:tab/>netstat -nlp -&gt; It shows only the ports and processes acced by me i.e rutwik user.</text:p>
      <text:p text:style-name="P44"/>
      <text:p text:style-name="P44"><text:tab/><text:tab/>Sudo netstat -nlp -&gt; It asks password and shows all the ports and processes .<text:tab/></text:p>
      <text:p text:style-name="P44"><text:tab/></text:p>
      <text:p text:style-name="P44"><text:tab/>sudo – takes the command to root and if we give password gives the root access.</text:p>
      <text:p text:style-name="P44"/>
      <text:p text:style-name="P44"><text:tab/>Nohup – runs the command in backgropu and the process is called Daemon Process.</text:p>
      <text:p text:style-name="P44"><text:tab/><text:tab/>Nohub netstat -nlp</text:p>
      <text:p text:style-name="P44"/>
      <text:p text:style-name="P44"><text:tab/>touch page3 – It’ll create an empty file in the directory named page3</text:p>
      <text:p text:style-name="P44"><text:tab/></text:p>
      <text:p text:style-name="P44"><text:tab/>rm page3 – It’ll delete the page3 file</text:p>
      <text:p text:style-name="P44"><text:tab/></text:p>
      <text:p text:style-name="P32"><text:span text:style-name="T27"><text:tab/></text:span><text:span text:style-name="T28">rm -r Page2 – It’ll be used for removing Directory/Folder Ex: Page2 is the folder name <text:s/>here.</text:span></text:p>
      <text:p text:style-name="P45"/>
      <text:p text:style-name="P32"><text:span text:style-name="T28"><text:tab/></text:span><text:span text:style-name="T29">rm * remove anything and everything</text:span></text:p>
      <text:p text:style-name="P46"/>
      <text:p text:style-name="P46"><text:tab/>echo “Hello, how are you” -&gt; displayes tha same in terminal o/p</text:p>
      <text:p text:style-name="P46"/>
      <text:p text:style-name="P47"><text:soft-page-break/><text:tab/>echo “Hello, how are you” &gt;&gt; page 4(It’ll copy the text to page4)</text:p>
      <text:p text:style-name="P47"/>
      <text:p text:style-name="P47"><text:tab/>ps – view process</text:p>
      <text:p text:style-name="P47"/>
      <text:p text:style-name="P47"><text:tab/>ps -e – view all process</text:p>
      <text:p text:style-name="P47"/>
      <text:p text:style-name="P47"><text:tab/>ps -e | grep -i code – Gives the process ID</text:p>
      <text:p text:style-name="P47"/>
      <text:p text:style-name="P47"><text:tab/>kill 33464 – Kills the process with id 33464</text:p>
      <text:p text:style-name="P47"/>
      <text:p text:style-name="P33"><text:span text:style-name="T29"><text:tab/></text:span><text:span text:style-name="T30">use ls -l and see the persmissions of a file</text:span></text:p>
      <text:p text:style-name="P48"><text:tab/><text:tab/>owner – group – othere</text:p>
      <text:p text:style-name="P48"><text:tab/>chmod -w page4 -&gt; It’ll remove w i.e write permission to all.</text:p>
      <text:p text:style-name="P48"><text:tab/>chmod +w page4 -&gt; Itll proved write permission to al.</text:p>
      <text:p text:style-name="P48"><text:tab/></text:p>
      <text:p text:style-name="P34"><text:s/><text:tab/><text:span text:style-name="T31">3 types of Permissions </text:span></text:p>
      <text:p text:style-name="P34"><text:tab/><text:tab/><text:span text:style-name="T31">r – read<text:tab/>4(weight)</text:span></text:p>
      <text:p text:style-name="P34"><text:tab/><text:tab/><text:span text:style-name="T31">w – write<text:tab/>2(weight)</text:span></text:p>
      <text:p text:style-name="P34"><text:tab/><text:tab/><text:span text:style-name="T31">x - execute</text:span><text:tab/><text:span text:style-name="T33">1(</text:span><text:span text:style-name="T31">weight)</text:span></text:p>
      <text:p text:style-name="P34"><text:tab/><text:tab/><text:tab/><text:span text:style-name="T31">EX: chmod 774 page4 – It’ll give RW, RW, R </text:span><text:span text:style-name="T32">permission</text:span><text:span text:style-name="T31">to owner, Group, others </text:span><text:span text:style-name="T32">for page4 file </text:span><text:span text:style-name="T33">(7 -&gt; 4+2+1)</text:span></text:p>
      <text:p text:style-name="P34"/>
      <text:p text:style-name="P34"><text:tab/><text:tab/><text:span text:style-name="T32">if only owner should have persiommion</text:span></text:p>
      <text:p text:style-name="P34"><text:tab/><text:tab/><text:tab/><text:span text:style-name="T32">chmod u+x page4</text:span></text:p>
      <text:p text:style-name="P34"><text:tab/><text:tab/><text:span text:style-name="T32">User/Owner – u</text:span></text:p>
      <text:p text:style-name="P34"><text:tab/><text:tab/><text:span text:style-name="T32">Group – g</text:span></text:p>
      <text:p text:style-name="P34"/>
      <text:p text:style-name="P34"><text:tab/><text:span text:style-name="T34">uptime -&gt; Gives the systems uptime</text:span></text:p>
      <text:p text:style-name="P34"/>
      <text:p text:style-name="P34"><text:tab/><text:span text:style-name="T34">uname -a -&gt; Kernel details</text:span></text:p>
      <text:p text:style-name="P34"><text:tab/><text:span text:style-name="T34">lsb_release -a -&gt; Gives the ubuntu version</text:span></text:p>
      <text:p text:style-name="P34"><text:tab/></text:p>
      <text:p text:style-name="P34"><text:tab/><text:span text:style-name="T34">date -&gt; to see the date</text:span></text:p>
      <text:p text:style-name="P34"/>
      <text:p text:style-name="P34"><text:tab/><text:span text:style-name="T34">passwd – to change the password</text:span></text:p>
      <text:p text:style-name="P34"/>
      <text:p text:style-name="P34"><text:tab/><text:span text:style-name="T34">cat </text:span><text:span text:style-name="T24">passwd – differnet groups we can see and users </text:span></text:p>
      <text:p text:style-name="P34"/>
      <text:p text:style-name="P40">Linux is an OS but has various distributors</text:p>
      <text:p text:style-name="P35"><text:tab/><text:span text:style-name="T33">ubuntu, redhat, debian</text:span></text:p>
      <text:p text:style-name="P40">Among differnet distributors the kernel wil be same across them</text:p>
      <text:p text:style-name="P40">ubuntu for installation the extention will be .deb</text:p>
      <text:p text:style-name="P35"/>
      <text:p text:style-name="P41">Similarly to Android and Color OS, Oxygen OS etc.</text:p>
      <text:p text:style-name="P36"/>
      <text:p text:style-name="P36"><text:soft-page-break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Khmer OS" svg:font-family="'Khmer OS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09:22:15.324499614</meta:creation-date>
    <dc:date>2023-02-07T14:40:00.962758527</dc:date>
    <meta:editing-duration>PT3H18M56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7" meta:paragraph-count="151" meta:word-count="1314" meta:character-count="7389" meta:non-whitespace-character-count="6064"/>
  </office:meta>
</office:document-meta>
</file>